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72cm" fo:min-width="24.5cm"/>
    </style:style>
    <style:style style:name="gr5"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false" fo:min-height="1.128cm" fo:min-width="3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0.62cm" fo:min-width="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1.262cm" fo:min-width="7.379cm"/>
    </style:style>
    <style:style style:name="gr13" style:family="graphic" style:parent-style-name="standard">
      <style:graphic-properties draw:stroke="none" svg:stroke-color="#000000" draw:fill="none" draw:fill-color="#ffffff" draw:textarea-horizontal-align="left" draw:auto-grow-height="true" draw:auto-grow-width="true" fo:min-height="0.62cm" fo:min-width="9.949cm"/>
    </style:style>
    <style:style style:name="gr14" style:family="graphic" style:parent-style-name="standard">
      <style:graphic-properties draw:fill="solid" draw:fill-color="#9966cc"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619cm" fo:min-width="1.124cm"/>
    </style:style>
    <style:style style:name="gr16" style:family="graphic" style:parent-style-name="standard">
      <style:graphic-properties draw:stroke="none" svg:stroke-color="#000000" draw:fill="none" draw:fill-color="#ffffff" draw:textarea-horizontal-align="left" draw:auto-grow-height="true" draw:auto-grow-width="true" fo:min-height="0.62cm" fo:min-width="3.365cm"/>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0.619cm" fo:min-width="3cm"/>
    </style:style>
    <style:style style:name="gr18" style:family="graphic" style:parent-style-name="standard">
      <style:graphic-properties draw:stroke="none" svg:stroke-color="#000000" draw:fill="none" draw:fill-color="#ffffff" draw:textarea-horizontal-align="left" draw:auto-grow-height="true" draw:auto-grow-width="true" fo:min-height="0.62cm" fo:min-width="5.464cm"/>
    </style:style>
    <style:style style:name="gr19" style:family="graphic" style:parent-style-name="standard">
      <style:graphic-properties draw:stroke="none" svg:stroke-color="#000000" draw:fill="none" draw:fill-color="#ffffff" draw:textarea-horizontal-align="left" draw:auto-grow-height="true" draw:auto-grow-width="true" fo:min-height="0.62cm" fo:min-width="1.126cm"/>
    </style:style>
    <style:style style:name="gr20" style:family="graphic" style:parent-style-name="standard">
      <style:graphic-properties draw:stroke="none" svg:stroke-color="#000000" draw:fill="none" draw:fill-color="#ffffff" draw:textarea-horizontal-align="left" draw:auto-grow-height="true" draw:auto-grow-width="true" fo:min-height="0.619cm" fo:min-width="1.897cm"/>
    </style:style>
    <style:style style:name="gr21" style:family="graphic" style:parent-style-name="standard">
      <style:graphic-properties draw:stroke="none" svg:stroke-color="#000000" draw:fill="none" draw:fill-color="#ffffff" draw:textarea-horizontal-align="left" draw:auto-grow-height="true" draw:auto-grow-width="true" fo:min-height="1.583cm" fo:min-width="4.493cm"/>
    </style:style>
    <style:style style:name="gr22" style:family="graphic" style:parent-style-name="standard">
      <style:graphic-properties draw:stroke="none" svg:stroke-color="#000000" draw:fill="none" draw:fill-color="#ffffff" draw:textarea-horizontal-align="left" draw:auto-grow-height="true" draw:auto-grow-width="true" fo:min-height="0.62cm" fo:min-width="3.956cm"/>
    </style:style>
    <style:style style:name="gr23" style:family="graphic" style:parent-style-name="standard">
      <style:graphic-properties draw:fill="solid" draw:fill-color="#ff3333"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center" draw:textarea-vertical-align="middle" draw:auto-grow-height="true" draw:auto-grow-width="false" fo:min-height="2.009cm" fo:min-width="2.572cm"/>
    </style:style>
    <style:style style:name="gr25" style:family="graphic" style:parent-style-name="standard">
      <style:graphic-properties draw:stroke="none" svg:stroke-color="#000000" draw:fill="none" draw:fill-color="#ffffff" draw:textarea-horizontal-align="left" draw:auto-grow-height="true" draw:auto-grow-width="true" fo:min-height="0.619cm" fo:min-width="1.249cm"/>
    </style:style>
    <style:style style:name="gr26" style:family="graphic" style:parent-style-name="standard">
      <style:graphic-properties draw:stroke="none" svg:stroke-color="#000000" draw:fill="none" draw:fill-color="#ffffff" draw:textarea-horizontal-align="left" draw:auto-grow-height="true" draw:auto-grow-width="true" fo:min-height="1.263cm" fo:min-width="2.888cm"/>
    </style:style>
    <style:style style:name="gr27" style:family="graphic" style:parent-style-name="standard">
      <style:graphic-properties draw:fill="solid" draw:fill-color="#996633" draw:textarea-horizontal-align="justify" draw:textarea-vertical-align="middle" draw:auto-grow-height="false"/>
    </style:style>
    <style:style style:name="gr28"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paragraph-properties fo:line-height="150%" fo:text-align="center"/>
    </style:style>
    <style:style style:name="P3" style:family="paragraph">
      <style:paragraph-properties fo:line-height="150%" fo:text-align="center">
        <style:tab-stops/>
      </style:paragraph-properties>
    </style:style>
    <style:style style:name="P4" style:family="paragraph">
      <style:paragraph-properties fo:line-height="150%" fo:text-align="center">
        <style:tab-stops/>
      </style:paragraph-properties>
      <style:text-properties fo:font-size="28pt" style:font-size-asian="28pt" style:font-size-complex="28pt"/>
    </style:style>
    <style:style style:name="P5" style:family="paragraph">
      <style:paragraph-properties fo:line-height="100%" fo:text-align="center"/>
    </style:style>
    <style:style style:name="P6" style:family="paragraph">
      <style:text-properties fo:color="#eb613d" fo:font-style="italic" style:font-style-asian="italic" style:font-style-complex="italic"/>
    </style:style>
    <style:style style:name="P7" style:family="paragraph">
      <style:text-properties fo:color="#800000" fo:font-size="18pt" fo:font-style="italic" fo:font-weight="bold" style:font-size-asian="18pt" style:font-style-asian="italic" style:font-weight-asian="bold" style:font-size-complex="18pt" style:font-style-complex="italic" style:font-weight-complex="bold"/>
    </style:style>
    <style:style style:name="P8" style:family="paragraph">
      <style:paragraph-properties fo:line-height="100%" fo:text-align="center"/>
      <style:text-properties fo:color="#800000" fo:font-weight="bold" style:font-weight-asian="bold" style:font-weight-complex="bold"/>
    </style:style>
    <style:style style:name="P9" style:family="paragraph">
      <style:paragraph-properties fo:text-align="center"/>
      <style:text-properties fo:color="#800000" fo:font-weight="bold" style:font-weight-asian="bold" style:font-weight-complex="bold"/>
    </style:style>
    <style:style style:name="P10" style:family="paragraph">
      <style:text-properties fo:font-style="italic" style:font-style-asian="italic" style:font-style-complex="italic"/>
    </style:style>
    <style:style style:name="P11" style:family="paragraph">
      <style:paragraph-properties fo:text-align="center">
        <style:tab-stops/>
      </style:paragraph-properties>
    </style:style>
    <style:style style:name="T1" style:family="text">
      <style:text-properties fo:font-size="28pt" style:font-size-asian="28pt" style:font-size-complex="28pt"/>
    </style:style>
    <style:style style:name="T2" style:family="text">
      <style:text-properties fo:font-size="16pt" style:font-size-asian="16pt" style:font-size-complex="16pt"/>
    </style:style>
    <style:style style:name="T3" style:family="text">
      <style:text-properties fo:color="#eb613d" fo:font-style="italic" style:font-style-asian="italic" style:font-style-complex="italic"/>
    </style:style>
    <style:style style:name="T4" style:family="text">
      <style:text-properties fo:color="#800000" fo:font-size="18pt" fo:font-style="italic" fo:font-weight="bold" style:font-size-asian="18pt" style:font-style-asian="italic" style:font-weight-asian="bold" style:font-size-complex="18pt" style:font-style-complex="italic" style:font-weight-complex="bold"/>
    </style:style>
    <style:style style:name="T5" style:family="text">
      <style:text-properties fo:color="#800000" fo:font-weight="bold" style:font-weight-asian="bold" style:font-weight-complex="bold"/>
    </style:style>
    <style:style style:name="T6"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953cm" svg:height="9.944cm" svg:x="11.408cm" svg:y="1.056cm">
          <text:p/>
          <draw:enhanced-geometry svg:viewBox="0 0 21600 21600" draw:text-areas="3000 3320 17110 17330" draw:type="cloud-callout" draw:modifiers="10241.7734209647 -26784.43438914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23.501cm" svg:height="7.683cm" svg:x="9.107cm" svg:y="15.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603cm" svg:height="2.26cm" svg:x="21.075cm" svg:y="17.779cm">
          <text:p text:style-name="P2">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143cm" svg:height="1.808cm" svg:x="15.576cm" svg:y="15.573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5cm" svg:height="1.352cm" svg:x="8.329cm" svg:y="23.203cm">
          <draw:text-box>
            <text:p text:style-name="P3"><text:span text:style-name="T1">Performing a test : ending sequence</text:span></text:p>
          </draw:text-box>
        </draw:frame>
        <draw:line draw:style-name="gr5" draw:text-style-name="P1" draw:layer="layout" svg:x1="21.074cm" svg:y1="19.335cm" svg:x2="16.446cm" svg:y2="19.282cm">
          <text:p/>
        </draw:line>
        <draw:custom-shape draw:style-name="gr6" draw:text-style-name="P1" draw:layer="layout" svg:width="5.493cm" svg:height="5.875cm" svg:x="26.629cm" svg:y="15.5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517cm" svg:height="1.378cm" svg:x="26.629cm" svg:y="15.5cm">
          <draw:text-box>
            <text:p text:style-name="P5"><text:span text:style-name="T2">CommanderServer</text:span></text:p>
          </draw:text-box>
        </draw:frame>
        <draw:line draw:style-name="gr8" draw:text-style-name="P1" draw:layer="layout" svg:x1="26.629cm" svg:y1="17cm" svg:x2="32.129cm" svg:y2="17cm">
          <text:p/>
        </draw:line>
        <draw:custom-shape draw:style-name="gr6" draw:text-style-name="P1" draw:layer="layout" svg:width="5.985cm" svg:height="3.217cm" svg:x="26.322cm" svg:y="10.3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5" draw:layer="layout" svg:width="5.985cm" svg:height="0.962cm" svg:x="26.322cm" svg:y="10.355cm">
          <draw:text-box>
            <text:p text:style-name="P5">Interface</text:p>
          </draw:text-box>
        </draw:frame>
        <draw:line draw:style-name="gr8" draw:text-style-name="P1" draw:layer="layout" svg:x1="26.322cm" svg:y1="11.271cm" svg:x2="32.306cm" svg:y2="11.271cm">
          <text:p/>
        </draw:line>
        <draw:ellipse draw:style-name="gr10" draw:text-style-name="P1" draw:layer="layout" svg:width="2.302cm" svg:height="1.356cm" svg:x="26.782cm" svg:y="11.723cm">
          <text:p text:style-name="P1">GUI</text:p>
        </draw:ellipse>
        <draw:line draw:style-name="gr11" draw:text-style-name="P1" draw:layer="layout" svg:x1="29.385cm" svg:y1="15.482cm" svg:x2="29.36cm" svg:y2="13.621cm">
          <text:p/>
        </draw:line>
        <draw:custom-shape draw:style-name="gr3" draw:text-style-name="P1" draw:layer="layout" svg:width="4.603cm" svg:height="2.26cm" svg:x="21.075cm" svg:y="6.932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603cm" svg:height="2.26cm" svg:x="15.09cm" svg:y="6.932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 draw:layer="layout" svg:width="7.879cm" svg:height="1.673cm" svg:x="23.376cm" svg:y="0.9cm">
          <draw:text-box>
            <text:p text:style-name="P1">Autres sondes du réseau</text:p>
            <text:p text:style-name="P1">destinatrices du test</text:p>
          </draw:text-box>
        </draw:frame>
        <draw:frame draw:style-name="gr13" draw:layer="layout" svg:width="10.449cm" svg:height="0.962cm" svg:x="9.713cm" svg:y="21.847cm">
          <draw:text-box>
            <text:p>Sonde du réseau émétrice du test</text:p>
          </draw:text-box>
        </draw:frame>
        <draw:custom-shape draw:style-name="gr6" draw:text-style-name="P1" draw:layer="layout" svg:width="4.603cm" svg:height="5.875cm" svg:x="9.591cm" svg:y="15.57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5" draw:layer="layout" svg:width="4.603cm" svg:height="0.962cm" svg:x="9.591cm" svg:y="15.56cm">
          <draw:text-box>
            <text:p text:style-name="P5">TestManager</text:p>
          </draw:text-box>
        </draw:frame>
        <draw:line draw:style-name="gr8" draw:text-style-name="P1" draw:layer="layout" svg:x1="9.591cm" svg:y1="16.477cm" svg:x2="14.194cm" svg:y2="16.477cm">
          <text:p/>
        </draw:line>
        <draw:custom-shape draw:style-name="gr14" draw:text-style-name="P1" draw:layer="layout" svg:width="1.963cm" svg:height="1.808cm" svg:x="9.905cm" svg:y="17.779cm">
          <text:p text:style-name="P1">test</text:p>
          <draw:enhanced-geometry svg:viewBox="0 0 21600 21600" draw:mirror-horizontal="false" draw:mirror-vertical="false" draw:type="rectangle" draw:enhanced-path="M 0 0 L 21600 0 21600 21600 0 21600 0 0 Z N"/>
        </draw:custom-shape>
        <draw:line draw:style-name="gr11" draw:text-style-name="P1" draw:layer="layout" svg:x1="17.417cm" svg:y1="15.573cm" svg:x2="17.392cm" svg:y2="9.192cm">
          <text:p/>
        </draw:line>
        <draw:frame draw:style-name="gr15" draw:layer="layout" svg:width="1.624cm" svg:height="0.962cm" svg:x="17.417cm" svg:y="14.217cm">
          <draw:text-box>
            <text:p>http</text:p>
          </draw:text-box>
        </draw:frame>
        <draw:frame draw:style-name="gr16" draw:text-style-name="P6" draw:layer="layout" svg:width="3.865cm" svg:height="0.962cm" svg:x="13.71cm" svg:y="12.39cm">
          <draw:text-box>
            <text:p><text:span text:style-name="T3">Over testID</text:span></text:p>
          </draw:text-box>
        </draw:frame>
        <draw:custom-shape draw:style-name="gr6" draw:text-style-name="P1" draw:layer="layout" svg:width="9.666cm" svg:height="3.616cm" svg:x="16.012cm" svg:y="2.4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5" draw:layer="layout" svg:width="9.666cm" svg:height="0.962cm" svg:x="16.012cm" svg:y="2.401cm">
          <draw:text-box>
            <text:p text:style-name="P5">TestResponder</text:p>
          </draw:text-box>
        </draw:frame>
        <draw:line draw:style-name="gr8" draw:text-style-name="P1" draw:layer="layout" svg:x1="16.011cm" svg:y1="3.316cm" svg:x2="25.678cm" svg:y2="3.316cm">
          <text:p/>
        </draw:line>
        <draw:frame draw:style-name="gr18" draw:text-style-name="P7" draw:layer="layout" svg:width="5.964cm" svg:height="0.962cm" svg:x="18.773cm" svg:y="3.768cm">
          <draw:text-box>
            <text:p><text:span text:style-name="T4">Rédige le rapport</text:span></text:p>
          </draw:text-box>
        </draw:frame>
        <draw:line draw:style-name="gr11" draw:text-style-name="P1" draw:layer="layout" svg:x1="23.376cm" svg:y1="9.192cm" svg:x2="23.376cm" svg:y2="17.779cm">
          <text:p/>
        </draw:line>
        <draw:frame draw:style-name="gr19" draw:layer="layout" svg:width="1.626cm" svg:height="0.962cm" svg:x="23.689cm" svg:y="9.463cm">
          <draw:text-box>
            <text:p>http</text:p>
          </draw:text-box>
        </draw:frame>
        <draw:frame draw:style-name="gr20" draw:text-style-name="P6" draw:layer="layout" svg:width="2.397cm" svg:height="0.962cm" svg:x="20.964cm" svg:y="12.356cm">
          <draw:text-box>
            <text:p><text:span text:style-name="T3">Result</text:span></text:p>
          </draw:text-box>
        </draw:frame>
        <draw:frame draw:style-name="gr21" draw:text-style-name="P8" draw:layer="layout" svg:width="4.993cm" svg:height="1.833cm" svg:x="11.808cm" svg:y="17.175cm">
          <draw:text-box>
            <text:p text:style-name="P5"><text:span text:style-name="T5">Tout le monde</text:span></text:p>
            <text:p text:style-name="P5"><text:span text:style-name="T5">a répondu</text:span></text:p>
          </draw:text-box>
        </draw:frame>
        <draw:frame draw:style-name="gr22" draw:text-style-name="P9" draw:layer="layout" svg:width="4.456cm" svg:height="0.962cm" svg:x="9.771cm" svg:y="20.073cm">
          <draw:text-box>
            <text:p text:style-name="P1"><text:span text:style-name="T5">Rédige bilan</text:span></text:p>
          </draw:text-box>
        </draw:frame>
        <draw:line draw:style-name="gr5" draw:text-style-name="P1" draw:layer="layout" svg:x1="17.392cm" svg:y1="6.932cm" svg:x2="17.392cm" svg:y2="6.028cm">
          <text:p/>
        </draw:line>
        <draw:line draw:style-name="gr5" draw:text-style-name="P1" draw:layer="layout" svg:x1="23.376cm" svg:y1="6.028cm" svg:x2="23.376cm" svg:y2="6.932cm">
          <text:p/>
        </draw:line>
        <draw:line draw:style-name="gr5" draw:text-style-name="P1" draw:layer="layout" svg:x1="14.194cm" svg:y1="20.544cm" svg:x2="28.004cm" svg:y2="20.544cm">
          <text:p/>
        </draw:line>
        <draw:custom-shape draw:style-name="gr23" draw:text-style-name="P1" draw:layer="layout" svg:width="3.221cm" svg:height="2.147cm" svg:x="28.005cm" svg:y="18.849cm">
          <text:p/>
          <draw:enhanced-geometry svg:viewBox="0 0 21600 21600" draw:type="rectangle" draw:enhanced-path="M 0 0 L 21600 0 21600 21600 0 21600 0 0 Z N"/>
        </draw:custom-shape>
        <draw:frame draw:style-name="gr24" draw:text-style-name="P1" draw:layer="layout" svg:width="3.287cm" svg:height="2.259cm" svg:x="28.005cm" svg:y="18.737cm">
          <draw:text-box>
            <text:p text:style-name="P1">Result</text:p>
            <text:p text:style-name="P1">queue</text:p>
          </draw:text-box>
        </draw:frame>
        <draw:frame draw:style-name="gr25" draw:text-style-name="P10" draw:layer="layout" svg:width="1.749cm" svg:height="0.962cm" svg:x="29.821cm" svg:y="13.983cm">
          <draw:text-box>
            <text:p><text:span text:style-name="T6">Text</text:span></text:p>
          </draw:text-box>
        </draw:frame>
        <draw:frame draw:style-name="gr26" draw:text-style-name="P10" draw:layer="layout" svg:width="3.388cm" svg:height="1.673cm" svg:x="29.111cm" svg:y="11.566cm">
          <draw:text-box>
            <text:p><text:span text:style-name="T6">Affichage</text:span></text:p>
            <text:p><text:span text:style-name="T6">mis à jour</text:span></text:p>
          </draw:text-box>
        </draw:frame>
        <draw:custom-shape draw:style-name="gr27" draw:text-style-name="P1" draw:layer="measurelines" svg:width="1.964cm" svg:height="1.808cm" svg:x="16.471cm" svg:y="3.768cm">
          <text:p text:style-name="P1">test</text:p>
          <draw:enhanced-geometry svg:viewBox="0 0 21600 21600" draw:mirror-horizontal="false" draw:mirror-vertical="false" draw:type="rectangle" draw:enhanced-path="M 0 0 L 21600 0 21600 21600 0 21600 0 0 Z N"/>
        </draw:custom-shape>
        <draw:frame draw:style-name="gr28" draw:text-style-name="P2" draw:layer="measurelines" svg:width="5.063cm" svg:height="1.13cm" svg:x="27.083cm" svg:y="16.929cm">
          <draw:text-box>
            <text:p text:style-name="P2">get() bloquant</text:p>
          </draw:text-box>
        </draw:frame>
        <draw:custom-shape draw:style-name="gr3" draw:text-style-name="P11" draw:layer="measurelines" svg:width="3.247cm" svg:height="0.957cm" svg:x="13.248cm" svg:y="18.83cm">
          <text:p text:style-name="P11">AddReport</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image-width="0cm" draw:fill-image-height="0cm" draw:auto-grow-height="fals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556cm" fo:margin-bottom="0.438cm" fo:margin-left="8.407cm" fo:margin-right="8.884cm" fo:page-width="42.13cm" fo:page-height="25.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5H59M21S</meta:editing-duration>
    <meta:editing-cycles>23</meta:editing-cycles>
    <meta:generator>LibreOffice/4.0.3.3$MacOSX_x86 LibreOffice_project/0eaa50a932c8f2199a615e1eb30f7ac74279539</meta:generator>
    <dc:date>2013-06-26T08:36:35</dc:date>
    <dc:creator>François Espinet</dc:creator>
    <meta:document-statistic meta:object-count="44"/>
  </office:meta>
</office:document-meta>
</file>